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chine learning method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unsupervised</text:p>
          </table:table-cell>
          <table:table-cell office:value-type="string" calcext:value-type="string">
            <text:p>reinforcement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ayesian Network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balistic graph</text:p>
          </table:table-cell>
          <table:table-cell office:value-type="string" calcext:value-type="string">
            <text:p>modeling knowledge</text:p>
          </table:table-cell>
          <table:table-cell office:value-type="string" calcext:value-type="string">
            <text:p>data and parameter vector</text:p>
          </table:table-cell>
          <table:table-cell table:style-name="ce1" office:value-type="string" calcext:value-type="string">
            <text:p>probability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uristic, eveolutionnary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bit vectors</text:p>
          </table:table-cell>
          <table:table-cell table:style-name="ce1" office:value-type="string" calcext:value-type="string">
            <text:p>bit vector</text:p>
          </table:table-cell>
          <table:table-cell office:value-type="string" calcext:value-type="string">
            <text:p>fitness function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Hidden Markov Model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rtificial Neural Network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data vectors</text:p>
          </table:table-cell>
          <table:table-cell office:value-type="string" calcext:value-type="string">
            <text:p>cost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le Swarm Optimizati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real function</text:p>
          </table:table-cell>
          <table:table-cell table:style-name="ce1" office:value-type="string" calcext:value-type="string">
            <text:p>Global opt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real function</text:p>
          </table:table-cell>
          <table:table-cell table:style-name="ce1" office:value-type="string" calcext:value-type="string">
            <text:p>Global opt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ision Tree Learnin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data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Rule Learn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rules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Inductive Logic Programmin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xamples</text:p>
          </table:table-cell>
          <table:table-cell table:style-name="ce1" office:value-type="string" calcext:value-type="string">
            <text:p>programm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Representation Le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imilarity and Metric Learnin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xamples</text:p>
          </table:table-cell>
          <table:table-cell table:style-name="ce1" office:value-type="string" calcext:value-type="string">
            <text:p>similarity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se Dictionnary Le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style-name="ce1" office:value-type="string" calcext:value-type="string">
            <text:p>dictionnar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NN training meth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LINE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kpropagation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titive Lear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un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tic Algorithm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pfield Lear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ar &amp; Outstar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nberg Marquardt (LMA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hattan Update Rule Propagation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lder Mead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le Swarm (PSO)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lient Propagation (RPROP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d Conjugate Gradient (SCG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4:14:11.626339496</meta:creation-date>
    <dc:date>2014-06-05T15:41:50.292369226</dc:date>
    <meta:editing-duration>P7DT1H12M17S</meta:editing-duration>
    <meta:editing-cycles>7</meta:editing-cycles>
    <meta:generator>LibreOffice/4.2.3.3$Linux_X86_64 LibreOffice_project/420m0$Build-3</meta:generator>
    <meta:document-statistic meta:table-count="1" meta:cell-count="128" meta:object-count="0"/>
  </office:meta>
</office:document-meta>
</file>